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acafb" draw:textarea-horizontal-align="justify" draw:textarea-vertical-align="middle" draw:auto-grow-height="false" fo:min-height="1.909cm" fo:min-width="4.5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588cm" fo:min-width="3.692cm"/>
    </style:style>
    <style:style style:name="gr4" style:family="graphic" style:parent-style-name="standard">
      <style:graphic-properties draw:fill-color="#fed0d4" draw:textarea-horizontal-align="justify" draw:textarea-vertical-align="middle" draw:auto-grow-height="false" fo:min-height="1.909cm" fo:min-width="4.58cm"/>
    </style:style>
    <style:style style:name="gr5" style:family="graphic" style:parent-style-name="standard">
      <style:graphic-properties draw:fill-color="#fed0d4" draw:textarea-horizontal-align="justify" draw:textarea-vertical-align="middle" draw:auto-grow-height="false" fo:min-height="1.909cm" fo:min-width="7.247cm"/>
    </style:style>
    <style:style style:name="gr6" style:family="graphic" style:parent-style-name="standard">
      <style:graphic-properties draw:fill-color="#cacafb" draw:textarea-horizontal-align="justify" draw:textarea-vertical-align="middle" draw:auto-grow-height="false" fo:min-height="1.588cm" fo:min-width="4.962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1.588cm" fo:min-width="5.089cm"/>
    </style:style>
    <style:style style:name="gr8" style:family="graphic" style:parent-style-name="standard">
      <style:graphic-properties draw:fill-color="#c3fecb" draw:textarea-horizontal-align="justify" draw:textarea-vertical-align="middle" draw:auto-grow-height="false" fo:min-height="2.036cm" fo:min-width="4.707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51cm" fo:min-width="2.939cm"/>
    </style:style>
    <style:style style:name="P1" style:family="paragraph">
      <style:paragraph-properties fo:text-align="center"/>
    </style:style>
    <style:style style:name="P2" style:family="paragraph">
      <loext:graphic-properties draw:fill-color="#cacafb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99"/>
      <style:paragraph-properties fo:text-align="center"/>
    </style:style>
    <style:style style:name="P5" style:family="paragraph">
      <loext:graphic-properties draw:fill-color="#fed0d4"/>
      <style:paragraph-properties fo:text-align="center"/>
    </style:style>
    <style:style style:name="P6" style:family="paragraph">
      <loext:graphic-properties draw:fill-color="#c3fecb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159cm" svg:x="2.651cm" svg:y="2.524cm">
          <text:p text:style-name="P1">test program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731cm" svg:y1="3.667cm" svg:x2="10.906cm" svg:y2="3.667cm">
          <text:p/>
        </draw:line>
        <draw:custom-shape draw:style-name="gr3" draw:text-style-name="P4" draw:layer="layout" svg:width="4.191cm" svg:height="2.286cm" svg:x="10.652cm" svg:y="2.778cm">
          <text:p text:style-name="P1">testlog.tx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5" draw:layer="layout" svg:width="5.08cm" svg:height="2.159cm" svg:x="3.286cm" svg:y="7.858cm">
          <text:p text:style-name="P1">Fuego parsing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159cm" svg:x="2.778cm" svg:y="6.08cm">
          <text:p text:style-name="P1">parser.py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191cm" svg:height="2.286cm" svg:x="10.652cm" svg:y="2.779cm">
          <text:p text:style-name="P1">testlog.tx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4" draw:layer="layout" svg:width="4.191cm" svg:height="2.286cm" svg:x="11.414cm" svg:y="6.08cm">
          <text:p text:style-name="P1">run.jso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" draw:text-style-name="P3" draw:layer="layout" svg:x1="10.779cm" svg:y1="4.937cm" svg:x2="7.858cm" svg:y2="6.588cm">
          <text:p/>
        </draw:line>
        <draw:line draw:style-name="gr2" draw:text-style-name="P3" draw:layer="layout" svg:x1="7.858cm" svg:y1="7.223cm" svg:x2="11.541cm" svg:y2="7.223cm">
          <text:p/>
        </draw:line>
        <draw:custom-shape draw:style-name="gr5" draw:text-style-name="P5" draw:layer="layout" svg:width="7.747cm" svg:height="2.159cm" svg:x="3.159cm" svg:y="15.097cm">
          <text:p text:style-name="P1">prepare_chart_data.py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461cm" svg:height="2.286cm" svg:x="2.778cm" svg:y="10.525cm">
          <text:p text:style-name="P1">chart_config.jso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" draw:text-style-name="P3" draw:layer="layout" svg:x1="6.334cm" svg:y1="12.557cm" svg:x2="7.096cm" svg:y2="15.097cm">
          <text:p/>
        </draw:line>
        <draw:line draw:style-name="gr2" draw:text-style-name="P3" draw:layer="layout" svg:x1="12.303cm" svg:y1="8.366cm" svg:x2="9.001cm" svg:y2="15.097cm">
          <text:p/>
        </draw:line>
        <draw:custom-shape draw:style-name="gr7" draw:text-style-name="P4" draw:layer="layout" svg:width="5.588cm" svg:height="2.286cm" svg:x="12.811cm" svg:y="14.97cm">
          <text:p text:style-name="P1">flat_plot_data.tx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" draw:text-style-name="P3" draw:layer="layout" svg:x1="10.906cm" svg:y1="15.605cm" svg:x2="12.811cm" svg:y2="15.605cm">
          <text:p/>
        </draw:line>
        <draw:line draw:style-name="gr2" draw:text-style-name="P3" draw:layer="layout" svg:x1="12.811cm" svg:y1="16.367cm" svg:x2="10.906cm" svg:y2="16.367cm">
          <text:p/>
        </draw:line>
        <draw:custom-shape draw:style-name="gr7" draw:text-style-name="P4" draw:layer="layout" svg:width="5.588cm" svg:height="2.286cm" svg:x="3.921cm" svg:y="19.796cm">
          <text:p text:style-name="P1">flot_chart_data.tx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" draw:text-style-name="P3" draw:layer="layout" svg:x1="5.953cm" svg:y1="17.256cm" svg:x2="5.953cm" svg:y2="19.796cm">
          <text:p/>
        </draw:line>
        <draw:custom-shape draw:style-name="gr8" draw:text-style-name="P6" draw:layer="layout" svg:width="5.207cm" svg:height="2.286cm" svg:x="11.414cm" svg:y="19.923cm">
          <text:p text:style-name="P1">mod.js</text:p>
          <text:p text:style-name="P1">(and flot libraries)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09cm" svg:y1="20.558cm" svg:x2="11.414cm" svg:y2="20.558cm">
          <text:p/>
        </draw:line>
        <draw:custom-shape draw:style-name="gr9" draw:text-style-name="P7" draw:layer="layout" svg:width="5.461cm" svg:height="2.794cm" svg:x="13.065cm" svg:y="23.352cm">
          <text:p text:style-name="P1">graphs</text:p>
          <text:p text:style-name="P1">and</text:p>
          <text:p text:style-name="P1">tables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812.229952398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15.017cm" svg:y1="22.209cm" svg:x2="15.351cm" svg:y2="23.3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0T13:34:39.598650523</meta:creation-date>
    <dc:date>2020-11-10T13:55:07.779109548</dc:date>
    <meta:editing-duration>PT8M31S</meta:editing-duration>
    <meta:editing-cycles>1</meta:editing-cycles>
    <meta:document-statistic meta:object-count="22"/>
    <meta:generator>LibreOffice/5.1.6.2$Linux_X86_64 LibreOffice_project/10m0$Build-2</meta:generator>
  </office:meta>
</office:document-meta>
</file>